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內文.han">
      <style:text-properties officeooo:paragraph-rsid="0019975c"/>
    </style:style>
    <style:style style:name="P2" style:family="paragraph" style:parent-style-name="內文.lo">
      <style:text-properties officeooo:paragraph-rsid="001b8bfe"/>
    </style:style>
    <style:style style:name="P3" style:family="paragraph" style:parent-style-name="內文.lo">
      <style:text-properties officeooo:paragraph-rsid="001ba0ae"/>
    </style:style>
    <style:style style:name="P4" style:family="paragraph" style:parent-style-name="內文.han" style:master-page-name="HTML">
      <style:paragraph-properties style:page-number="auto"/>
      <style:text-properties officeooo:paragraph-rsid="0019975c"/>
    </style:style>
    <style:style style:name="P5" style:family="paragraph" style:parent-style-name="內文.han">
      <style:text-properties officeooo:paragraph-rsid="001b8bfe"/>
    </style:style>
    <style:style style:name="P6" style:family="paragraph" style:parent-style-name="內文.han">
      <style:text-properties officeooo:paragraph-rsid="001ba0ae"/>
    </style:style>
    <style:style style:name="P7" style:family="paragraph" style:parent-style-name="內文.han">
      <style:text-properties officeooo:paragraph-rsid="001d9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附加詞類訊息ê台語語詞搭配tī教學上ê應用 </text:p>
      <text:p text:style-name="內文.lo">Hù-ka sû-luī sìn-sit ê Tâi-gí gí-sû tah-phuè tī kàu-ha̍k siōng ê ìng-iōng </text:p>
      <text:p text:style-name="Text_20_body"/>
      <text:p text:style-name="P1">楊允言， 大漢技術學院、資訊工程系， 助理教授。</text:p>
      <text:p text:style-name="內文.lo">Iûnn Ún-giân， Tuā-hàn Ki-su̍t Ha̍k-īnn, Tsu-sìn Kang-tîng Hē， <text:s/>tsōo-lí kàu-siū。 </text:p>
      <text:p text:style-name="Text_20_body"/>
      <text:p text:style-name="P1">劉杰岳， 拋荒台文工作室， 負責人。 </text:p>
      <text:p text:style-name="內文.lo">Lâu Kia̍t-ga̍k， Pha-hng Tâi Bûn Kang-tsok-sik， hū-tsik-jîn。 </text:p>
      <text:p text:style-name="Text_20_body"/>
      <text:p text:style-name="P1">陳鄭弘堯， 台語文工作者。 </text:p>
      <text:p text:style-name="內文.lo">Tân-Tīnn Hông-giâu， tâi gí-bûn kang-tsok-tsiá。 </text:p>
      <text:p text:style-name="Text_20_body"/>
      <text:p text:style-name="P1">陳柏中， 國立清華大學、物理系， 助理教授。</text:p>
      <text:p text:style-name="內文.lo">Tân Peh-tiong， Kok-li̍p Tshing-huâ Tāi-ha̍k, Bu̍t-lí Hē， tsōo-lí kàu-siū。 </text:p>
      <text:p text:style-name="Text_20_body"/>
      <text:p text:style-name="內文.han">摘要 </text:p>
      <text:p text:style-name="內文.lo">Tiah-iàu </text:p>
      <text:p text:style-name="Text_20_body"/>
      <text:p text:style-name="內文.han">語詞搭配(collocation)是學習語詞按怎使用真好ê工具， </text:p>
      <text:p text:style-name="內文.lo">Gí-sû tah-phuè(collocation) sī ha̍k-si̍p gí-sû án-nuá sú-iōng tsin hó ê kang-khū, </text:p>
      <text:p text:style-name="Text_20_body"/>
      <text:p text:style-name="P5">這會tàng透過 對語料ê互訊息(mutual information) kah 相關度(correlation) ê統計來得著， m̄-koh mā會產生bē少無必要ê資料(noise)。 </text:p>
      <text:p text:style-name="內文.lo">tse ē-tàng thàu-kuè tuì gí-liāu ê Hōo-sìn-sit (mutual information) <text:s/>kah Siong-kuan-tōo (correlation) ê thóng-kè lâi tit--tio̍h, <text:s/>m̄-koh mā ē sán-sing bē-tsió bô pit-iàu ê tsu-liāu (noise). </text:p>
      <text:p text:style-name="Text_20_body"/>
      <text:p text:style-name="P5"><text:soft-page-break/>本文提出利用詞類ê訊息來進行篩選ê方法， 自動kā無必要ê資料the̍h掉， 提升自動台語語詞搭配ê品質， 幫贊台語語詞ê學習。 </text:p>
      <text:p text:style-name="P2">Pún-bûn thê-tshut lī-iōng sû-luī sìn-sit lâi tsìn-hîng thai-suán ê hong-huat, tsū-tōng kā bô pit-iàu ê tsu-liāu the̍h-tiāu, <text:s/>thê-sing tsū-tōng Tâi-gí gí-sû tah-phuè ê phín-tsit, pang-tsān Tâi-gí gí-sû ê ha̍k-si̍p. </text:p>
      <text:p text:style-name="Text_20_body"/>
      <text:p text:style-name="P5">實驗結果顯示， 利用詞類ê篩選， 動詞—名詞(V—N)詞組 比 形容詞—名詞(A—N) 詞組 會tàng得著khah好ê結果； </text:p>
      <text:p text:style-name="P2">Si̍t-giām kiat-kó hián-sī, lī-iōng sû-luī ê thai-suán, tōng-sû — bîng-sû ( V—N ) sû-tsoo pí hîng-iông-sû — bîng-sû ( A—N ) sû-tsoo ē-tàng tit-tio̍h khah-hó ê kiat-kó; </text:p>
      <text:p text:style-name="Text_20_body"/>
      <text:p text:style-name="P5">查詢一个動詞正pîng ê名詞 iah是一个名詞倒pîng ê動詞ê語詞搭配，</text:p>
      <text:p text:style-name="P5">所tshuē出來ê資料mā真有學習參考ê價值。 </text:p>
      <text:p text:style-name="P2">tshâ-sûn tsi̍t-ê tōng-sû tsiànn-pîng ê bîng-sû iah-sī tsi̍t-ê bîng-sû tò-pîng ê tōng-sû ê gí-sû tah-phuè, <text:s/>sóo tshuē--tshut-lâi ê tsu-liāu mā tsin ū ha̍k-si̍p tsham-khó ê kè-ta̍t. </text:p>
      <text:p text:style-name="Text_20_body"/>
      <text:p text:style-name="P5">M̄-koh若beh進一步提升自動語詞搭配ê品質， 咱iah-koh有tsiânn-tsuē空課愛做。 </text:p>
      <text:p text:style-name="內文.lo">M̄-koh nā beh tsìn-tsi̍t-pōo thê-sing tsū-tōng gí-sû tah-phuè ê phín-tsit, lán iah-koh ū tsiânn-tsē khang-khuè ài tsò. </text:p>
      <text:p text:style-name="Text_20_body"/>
      <text:p text:style-name="P5">關鍵詞﹕ 台語文、語詞搭配、互訊息、相關度、語文教學 </text:p>
      <text:p text:style-name="內文.lo">Kuan-kiān-sû: Tâi-gí-bûn, Gí-sû Tah-phuè, Hōo-sìn-sit, Siong-kuan-tōo, Gí-bûn Kàu-ha̍k </text:p>
      <text:p text:style-name="Text_20_body"/>
      <text:p text:style-name="內文.han">1. 踏話頭：語料庫、語詞搭配 </text:p>
      <text:p text:style-name="內文.lo">It. Ta̍h uē-thâu: Gí-liāu-khòo, Gí-sû Tah-phuè </text:p>
      <text:p text:style-name="Text_20_body"/>
      <text:p text:style-name="P5">「搭配」這个詞， 台語koh會sái講「參佮」、「照佮」、「sann佮」、「配搭」、...等等， m̄-koh為著kah華語詞對應， 所以採用「搭配」。 </text:p>
      <text:p text:style-name="P2">"Tah-phuè" tsit-ê sû, <text:s/>Tâi-gí koh ē-sái kóng "tsham-kah", "tsiàu-kah", "sann-kah", "phuè-tah", ... tíng-tíng, m̄-<text:soft-page-break/>koh uī-tio̍h kah Huâ-gí-sû tuì-ìng, sóo-í tshái-iōng "tah-phuè". </text:p>
      <text:p text:style-name="Text_20_body"/>
      <text:p text:style-name="P5">語料庫tō是khǹg語言材料ê倉庫， 伊會sái講是人類所講、所寫ê語言文字ê一个樣本，</text:p>
      <text:p text:style-name="P3">Gí-liāu-khòo tō-sī khǹg gí-giân tsâi-liāu ê tshng-khòo, i ē-sái kóng sī jîn-luī sóo kóng, sóo siá ê gí-giân bûn-jī ê tsi̍t-ê iūnn-pún, </text:p>
      <text:p text:style-name="P6"/>
      <text:p text:style-name="P6">透過這个樣本， 咱thang透過語料庫了解這个語言、文字ê使用情形。 </text:p>
      <text:p text:style-name="P3">Thàu-kuè tsit ê iūnn-pún, lán thang thàu-kuè gí-liāu-khòo liáu-kái tsit-ê gí-giân, bûn-jī ê sú-iōng tsîng-hîng. </text:p>
      <text:p text:style-name="P5"/>
      <text:p text:style-name="P5">二十世紀60年代， 英文ê語料庫開始建立。 </text:p>
      <text:p text:style-name="內文.lo">Jī-tsa̍p sè-kí lio̍k-khòng nî-tāi, Ing-bûn ê gí-liāu-khòo khai-sí kiàn-li̍p. </text:p>
      <text:p text:style-name="Text_20_body"/>
      <text:p text:style-name="P6">90年代， 華文ê語料庫mā開始tī台灣、中國等所在建立。 </text:p>
      <text:p text:style-name="內文.lo">kiú-khòng nî-tāi, Huâ-bûn ê gí-liāu-khòo mā khai-sí tī Tâi-uân, Tiong-kok tíng sóo-tsāi kiàn-li̍p. </text:p>
      <text:p text:style-name="Text_20_body"/>
      <text:p text:style-name="P6">台文ê起步khah uànn， 一直kàu這世紀(21世紀)tsiah開始。 </text:p>
      <text:p text:style-name="內文.lo">Tâi-bûn ê khí-pōo khah uànn, <text:s/>it-ti̍t kàu tsit sè-kí (jī-tsa̍p-it sè-kí) tsiah khai-sí. </text:p>
      <text:p text:style-name="Text_20_body"/>
      <text:p text:style-name="P6">對強勢語言來講， 語料庫ê建立代表這个語言ê重要性， 因為建立了後會帶動這ê語言ê相關研究， mā宣示伊tī學術界ê地位； </text:p>
      <text:p text:style-name="內文.lo">Tuì kiông-sè gí-giân lâi kóng, gí-liāu-khòo ê kiàn-li̍p tāi-piáu tsit-ê gí-giân ê tiōng-iàu-sìng, in-uī kiàn-li̍p liáu-āu ē tài-tōng tsit-ê gí-giân ê siong-kuan gián-kiù, <text:s/>mā suan-sī i tī ha̍k-su̍t-kài ê tē-uī; </text:p>
      <text:p text:style-name="Text_20_body"/>
      <text:p text:style-name="P6">對弱勢語言來講， 語料庫ê建立是這个語言beh復興ê一个重要基礎，因為利用著主導世界行向ê電腦科技， <text:s/>而且有機會hōo這个語言kah其它ê強勢語言做連結。 </text:p>
      <text:p text:style-name="內文.lo"><text:soft-page-break/>tuì jio̍k-sè gí-giân lâi kóng, gí-liāu-khòo ê kiàn-li̍p sī tsit-ê gí-giân beh ho̍k-hing ê tsi̍t-ê tiōng-iàu ki-tshóo, </text:p>
      <text:p text:style-name="內文.lo">in-uī lī-iōng-tio̍h tsú-tō sè-kài kiânn-hiòng ê tiān-nóo kho-ki, jî-tshiánn ū ki-huē hōo tsit-ê gí-giân kah kî-tha ê kiông-sè gí-giân tsò liân-kiat. </text:p>
      <text:p text:style-name="Text_20_body"/>
      <text:p text:style-name="P7">語料庫ê應用研究有tsiânn tsē， tī tsia，阮針對語文教學ê語詞搭配做khah詳細ê探討。 </text:p>
      <text:p text:style-name="內文.lo">Gí-liāu-khòo ê ìng-iōng gián-kiù ū tsiânn tsē, tī tsia, gún tsiam-tuì gí-bûn kàu-ha̍k ê gí-sû tah-phuè tsò khah siông-suè ê thàm-thó. </text:p>
      <text:p text:style-name="Text_20_body"/>
      <text:p text:style-name="P7">語詞搭配(collocation) tō是「語詞用會tàng預測ê方式組合做伙ê方式」， mā有人講是「Kāng一个文本內底，tī真近ê所在共同出現ê兩个iah是兩个以上ê語詞」。</text:p>
      <text:p text:style-name="內文.lo">Gí-sû tah-phuè(collocation) tō-sī "Gí-sû iōng ē-tàng ū-tshik ê hong-sik tsoo-ha̍p tsò-hué ê hong-sik", mā ū-lâng kóng sī "Kāng tsi̍t-ê bûn-pún lāi-tué, ī tsin kūn ê sóo-tsāi kiōng-tông tshut-hiān ê nn̄g ê iah-sī nn̄g ê í-siōng ê gí-sû". </text:p>
      <text:p text:style-name="Text_20_body"/>
      <text:p text:style-name="內文.han">語詞搭配會sái學習著一个語詞ê慣用方法， </text:p>
      <text:p text:style-name="內文.lo">Gí-sû tah-phuè ē-sái ha̍k-si̍p-tio̍h tsi̍t-ê gí-sû ê kuàn-iōng hong-huat, </text:p>
      <text:p text:style-name="Text_20_body"/>
      <text:p text:style-name="內文.han">比一个例， </text:p>
      <text:p text:style-name="內文.lo">pí tsi̍t-ê lē, </text:p>
      <text:p text:style-name="Text_20_body"/>
      <text:p text:style-name="內文.han">咱訂火車單， </text:p>
      <text:p text:style-name="內文.lo">lán tīng hé-tshia-tuann, </text:p>
      <text:p text:style-name="內文.han">koh去車頭付錢the̍h著車單， </text:p>
      <text:p text:style-name="內文.lo">koh khì tshia-thâu hù-tsînn the̍h-tio̍h tshia-tuann, </text:p>
      <text:p text:style-name="內文.han">咱會sái講「車單phah好a」， </text:p>
      <text:p text:style-name="內文.lo">lán ē-sái kóng "tshia-tuann phah hó a", </text:p>
      <text:p text:style-name="Text_20_body"/>
      <text:p text:style-name="內文.han"><text:soft-page-break/>「phah」kah「摃」ê意思相kâng， </text:p>
      <text:p text:style-name="內文.lo">"phah" kah "kòng" ê ì-sù sio-kâng, </text:p>
      <text:p text:style-name="內文.han">m̄-koh咱buē-sái講「車單摃好a」， </text:p>
      <text:p text:style-name="內文.lo">m̄-koh lán bē-sái kóng "tshia-tuann kòng hó a", </text:p>
      <text:p text:style-name="Text_20_body"/>
      <text:p text:style-name="內文.han">所以， </text:p>
      <text:p text:style-name="內文.lo">sóo-í, </text:p>
      <text:p text:style-name="內文.han">「phah」kah「車單」tō有搭配ê關係， </text:p>
      <text:p text:style-name="內文.lo">"phah" kah "tshia-tuann" tō ū tah-phuè ê kuan-hē, </text:p>
      <text:p text:style-name="內文.han">其中一个詞若是用同義詞kā換掉， </text:p>
      <text:p text:style-name="內文.lo">kî-tiong tsi̍t-ê sû nā-sī iōng tông-gī-sû kā uānn-tiāu, </text:p>
      <text:p text:style-name="內文.han">這个搭配關係無一定會繼續存在。 </text:p>
      <text:p text:style-name="內文.lo">tsit-ê tah-phuè kuan-hē bô-it-tīng ē kè-sio̍k tsûn-tsāi. </text:p>
      <text:p text:style-name="Text_20_body"/>
      <text:p text:style-name="內文.han">兩个語詞beh按怎鬥陣使用， </text:p>
      <text:p text:style-name="內文.lo">Nn̄g-ê gí-sû beh án-nuá tàu-tīn sú-iōng, </text:p>
      <text:p text:style-name="內文.han">一般ê辭典並無特別kā註明， </text:p>
      <text:p text:style-name="內文.lo">it-puann ê sû-tián pīng-bô ti̍k-pia̍t kā tsù-bîng, </text:p>
      <text:p text:style-name="內文.han">這對語言ê學習加減有阻礙。 </text:p>
      <text:p text:style-name="內文.lo">tse tuì gí-giân ê ha̍k-si̍p ke-kiám ū tsóo-gāi. </text:p>
      <text:p text:style-name="Text_20_body"/>
      <text:p text:style-name="內文.han">台灣人學英文， </text:p>
      <text:p text:style-name="內文.lo">Tâi-uân-lâng o̍h Ing-bûn, </text:p>
      <text:p text:style-name="內文.han">硬記英文語詞， </text:p>
      <text:p text:style-name="內文.lo">ngē-kì Ing-bûn gí-sû, </text:p>
      <text:p text:style-name="Text_20_body"><text:soft-page-break/></text:p>
      <text:p text:style-name="內文.han">beh用英文kah人溝通ê時陣， </text:p>
      <text:p text:style-name="內文.lo">beh iōng Ing-bûn kah lâng koo-thong ê sî-tsūn, </text:p>
      <text:p text:style-name="內文.han">利用tsia ê語詞鬥出一句咱lia̍h做會通ê英文句， </text:p>
      <text:p text:style-name="內文.lo">lī-iōng tsia ê gí-sû tàu tshut tsi̍t-kù lán lia̍h-tsò ē thong ê Ing-bûn-kù, </text:p>
      <text:p text:style-name="內文.han">m̄-koh講英語ê人可能sa無貓仔門， </text:p>
      <text:p text:style-name="內文.lo">m̄-koh kóng Ing-gí ê lâng khó-lîng sa bô niau-á-mn̂g, </text:p>
      <text:p text:style-name="Text_20_body"/>
      <text:p text:style-name="內文.han">因為咱ê語詞搭配錯誤， </text:p>
      <text:p text:style-name="內文.lo">in-uī lán ê gí-sû tah-phuè tshò-gōo, </text:p>
      <text:p text:style-name="內文.han">錯誤可能包括語法kah慣用語。 </text:p>
      <text:p text:style-name="內文.lo">tshò-gōo khó-lîng pau-kuah gí-huat kah kuàn-iōng-gí. </text:p>
      <text:p text:style-name="Text_20_body"/>
      <text:p text:style-name="內文.han">所以語詞搭配tsiâⁿ做語言學習真重要ê一部分。 </text:p>
      <text:p text:style-name="內文.lo">Sóo-í gí-sû tah-phuè tsiânn-tsò gí-giân ha̍k-si̍p tsin tiōng-iàu ê tsi̍t-pōo-hūn. </text:p>
      <text:p text:style-name="Text_20_body"/>
      <text:p text:style-name="內文.han">英文ê部分， </text:p>
      <text:p text:style-name="內文.lo">Ing-bûn ê pōo-hūn, </text:p>
      <text:p text:style-name="內文.han">出版buē少語詞搭配辭典， </text:p>
      <text:p text:style-name="內文.lo">tshut-pán buē-tsió gí-sû tah-phuè sû-tián, </text:p>
      <text:p text:style-name="內文.han">mā是為著tsuē-tsuē 英語ê學習者。 </text:p>
      <text:p text:style-name="內文.lo">mā-sī uī-tio̍h tsuē-tsuē Ing-gí ê ha̍k-si̍p-tsiá. </text:p>
      <text:p text:style-name="Text_20_body"/>
      <text:p text:style-name="內文.han">台語ê學習kám有需要注意語詞搭配？ </text:p>
      <text:p text:style-name="內文.lo">Tâi-gí ê ha̍k-si̍p kám ū su-iàu tsù-ì gí-sû tah-phuè? </text:p>
      <text:p text:style-name="Text_20_body"><text:soft-page-break/></text:p>
      <text:p text:style-name="內文.han">當然有需要， </text:p>
      <text:p text:style-name="內文.lo">Tong-jiân ū su-iàu, </text:p>
      <text:p text:style-name="內文.han">包括對想beh學台語ê外國人， </text:p>
      <text:p text:style-name="內文.lo">pau-kuah tuì siūnn-beh o̍h Tâi-gí ê guā-kok-lâng, </text:p>
      <text:p text:style-name="內文.han">mā包括咱這代kah下一代。 </text:p>
      <text:p text:style-name="內文.lo">mā pau-kuah lán tsit-tāi kah ē-tsi̍t-tāi. </text:p>
      <text:p text:style-name="Text_20_body"/>
      <text:p text:style-name="內文.han">受著強勢ê華語影響， </text:p>
      <text:p text:style-name="內文.lo">Siū-tio̍h kiông-sè ê Huâ-gí íng-hióng, </text:p>
      <text:p text:style-name="內文.han">tsiânn tsē自認為會曉講台語ê人， </text:p>
      <text:p text:style-name="內文.lo">tsiânn tsē tsū-jīm-uî ē-hiáu kóng Tâi-gí ê lâng, </text:p>
      <text:p text:style-name="內文.han">台語講起來mā是li-li-lak-lak， </text:p>
      <text:p text:style-name="內文.lo">Tâi-gí kóng--khí-lâi li-li-lak-lak, </text:p>
      <text:p text:style-name="Text_20_body"/>
      <text:p text:style-name="內文.han">mā因為用華語思考， </text:p>
      <text:p text:style-name="內文.lo">mā in-uī iōng Huâ-gí su-khó, </text:p>
      <text:p text:style-name="內文.han">有ê人「一尾魚」suah變做「一條魚」。 </text:p>
      <text:p text:style-name="內文.lo">ū-ê-lâng "tsi̍t-bué hî" suah pìnn-tsò "tsi̍t-tiâu hî". </text:p>
      <text:p text:style-name="Text_20_body"/>
      <text:p text:style-name="內文.han">建立台語ê語詞搭配辭典是台語教學真重要ê一部份， </text:p>
      <text:p text:style-name="內文.lo">Kiàn-li̍p Tâi-gí ê gí-sû tah-phuè sû-tián sī Tâi-gí kàu-ha̍k tsin tiōng-iàu ê tsi̍t-pōo-hūn, </text:p>
      <text:p text:style-name="Text_20_body"/>
      <text:p text:style-name="內文.han">可惜目前iah無， </text:p>
      <text:p text:style-name="內文.lo">khó-sioh bo̍k-tsiân iah bô, </text:p>
      <text:p text:style-name="內文.han"><text:soft-page-break/>這是語言學界ê責任。 </text:p>
      <text:p text:style-name="內文.lo">tse-sī gí-giân-ha̍k-kài ê tsik-jīm. </text:p>
      <text:p text:style-name="Text_20_body"/>
      <text:p text:style-name="內文.han">本文是khiā tī資訊科學ê角度， </text:p>
      <text:p text:style-name="內文.lo">Pún-bûn sī khiā tī tsu-sìn kho-ha̍k ê kak-tōo, </text:p>
      <text:p text:style-name="內文.han">提出現時另外一个thang好運用ê方式： </text:p>
      <text:p text:style-name="內文.lo">thê-tshut hiān-sî līng-guā tsi̍t-ê thang-hó ūn-iōng ê hong-sik: </text:p>
      <text:p text:style-name="內文.han">利用台語文語料庫這个資源來建立台語語詞搭配ê資料。 </text:p>
      <text:p text:style-name="內文.lo">Lī-iōng Tâi-gí-bûn gí-liāu-khòo tsit-ê tsu-guân lâi kiàn-li̍p Tâi-gí gí-sû tah-phuè ê tsu-liāu. </text:p>
      <text:p text:style-name="Text_20_body"/>
      <text:p text:style-name="內文.han">2. 自動語詞搭配做法 </text:p>
      <text:p text:style-name="內文.lo">Jī. Tsū-tōng Gí-sû Tah-phuè Tsò-huat </text:p>
      <text:p text:style-name="Text_20_body"/>
      <text:p text:style-name="內文.han">根據語料庫， </text:p>
      <text:p text:style-name="內文.lo">Kin-kù gí-liāu-khòo , </text:p>
      <text:p text:style-name="內文.han">beh kā共同出現而且互相關係密切ê語詞tshuē出來， </text:p>
      <text:p text:style-name="內文.lo">beh kā kiōng-tông tshut-hiān jî-tshiánn hōo-siong kuan-hē bi̍t-tshiat ê gí-sû tshuē--tshut-lâi, </text:p>
      <text:p text:style-name="內文.han">是利用統計ê方法。 </text:p>
      <text:p text:style-name="內文.lo">sī lī-iōng thóng-kè ê hong-huat. </text:p>
      <text:p text:style-name="Text_20_body"/>
      <text:p text:style-name="內文.han">有兩个公式會sái做， </text:p>
      <text:p text:style-name="內文.lo">Ū nn̄g-ê kong-sik ē-sái tsò, </text:p>
      <text:p text:style-name="Text_20_body"/>
      <text:p text:style-name="內文.han">第一个是互訊息(mutual information，以下簡稱MI)， </text:p>
      <text:p text:style-name="內文.lo">tē-it-ê sī hōo-sìn-sit (mutual information, í-hā kán-tshing MI ), </text:p>
      <text:p text:style-name="內文.han"><text:soft-page-break/>設使A、B是語詞， </text:p>
      <text:p text:style-name="內文.lo">siat-sú A, B sī gí-sû, </text:p>
      <text:p text:style-name="內文.han">這兩个語詞ê MI ê公式是： </text:p>
      <text:p text:style-name="內文.lo">tsit nn̄g-ê gí-sû ê MI ê kong-sik sī: </text:p>
      <text:p text:style-name="Text_20_body"/>
      <text:p text:style-name="內文.han">其中， </text:p>
      <text:p text:style-name="內文.lo">Kî-tiong, </text:p>
      <text:p text:style-name="內文.han">「P of A」是語詞A ê機率， </text:p>
      <text:p text:style-name="內文.lo">"P of A" sī gí-sû A ê ki-lu̍t, </text:p>
      <text:p text:style-name="Text_20_body"/>
      <text:p text:style-name="內文.han">設使A lóng總出現 「Frequence of A」 pái， </text:p>
      <text:p text:style-name="內文.lo">siat-sú A lóng-tsóng tshut-hiān "Frequence of A" pái, </text:p>
      <text:p text:style-name="內文.han">所有ê語料lóng總有N个詞(word tokens)， </text:p>
      <text:p text:style-name="內文.lo">sóo-ū ê gí-liāu lóng-tsóng ū N-ê sû (word tokens), </text:p>
      <text:p text:style-name="內文.han">「P of A」 等於 N 分之「Frequence of A」 </text:p>
      <text:p text:style-name="內文.lo">"P of A" tíng-î N hun tsi "Frequence of A". </text:p>
      <text:p text:style-name="Text_20_body"/>
      <text:p text:style-name="內文.han">Kāng款， </text:p>
      <text:p text:style-name="內文.lo">Kāng-khuán, </text:p>
      <text:p text:style-name="內文.han">「P of B」是語詞B ê機率， </text:p>
      <text:p text:style-name="內文.lo">"P of B" sī gí-sû B ê ki-lu̍t, </text:p>
      <text:p text:style-name="內文.han">「P of AB」是詞組AB ê機率。 </text:p>
      <text:p text:style-name="內文.lo">"P of AB" sī sû-tsoo AB ê ki-lu̍t. </text:p>
      <text:p text:style-name="Text_20_body"/>
      <text:p text:style-name="內文.han">咱分三種情形來討論： </text:p>
      <text:p text:style-name="內文.lo"><text:soft-page-break/>Lán hun sann-tsióng tsîng-hîng lâi thó-lūn: </text:p>
      <text:p text:style-name="Text_20_body"/>
      <text:p text:style-name="內文.han">(a) 設使A後壁kan-na會出現B， </text:p>
      <text:p text:style-name="內文.lo">(a) Siat-sú A āu-piah kan-na ē tshut-hiān B, </text:p>
      <text:p text:style-name="內文.han">B頭前kan-na會出現A， </text:p>
      <text:p text:style-name="內文.lo">B thâu-tsîng kan-na ē tshut-hiān A, </text:p>
      <text:p text:style-name="內文.han">這兩个詞一定成對出現， </text:p>
      <text:p text:style-name="內文.lo">tsit nn̄g-ê sû it-tīng sîng-tuì tshut-hiān, </text:p>
      <text:p text:style-name="Text_20_body"/>
      <text:p text:style-name="內文.han">這款情形下， </text:p>
      <text:p text:style-name="內文.lo">tsit-khuán tsîng-hîng hā, </text:p>
      <text:p text:style-name="內文.han">「P of A」近倚「P of B」近倚「P of AB」， </text:p>
      <text:p text:style-name="內文.lo">"P of A" kīn-uá "P of B" kīn-uá "P of AB", </text:p>
      <text:p text:style-name="內文.han">「MI of AB」 近倚 「負log P of AB」， </text:p>
      <text:p text:style-name="內文.lo">"MI of AB" kīn-uá "hū log P of AB", </text:p>
      <text:p text:style-name="內文.han">是一个khah大ê正數； </text:p>
      <text:p text:style-name="內文.lo">sī tsi̍t-ê khah tuā ê tsiànn-sòo; </text:p>
      <text:p text:style-name="Text_20_body"/>
      <text:p text:style-name="內文.han">若是AB tiānn-tiānn 成對出現， </text:p>
      <text:p text:style-name="內文.lo">nā-sī AB tiānn-tiānn sîng-tuì tshut-hiān, </text:p>
      <text:p text:style-name="內文.han">m̄-koh A後壁會接B以外其它ê詞， </text:p>
      <text:p text:style-name="內文.lo">m̄-koh A āu-piah ē tsiap B í-guā ê sû, </text:p>
      <text:p text:style-name="內文.han">B頭前mā可能會接A以外其它ê詞， </text:p>
      <text:p text:style-name="內文.lo">B thâu-tsîng mā khó-lîng ē tsiap A í-guā ê sû, </text:p>
      <text:p text:style-name="Text_20_body"/>
      <text:p text:style-name="內文.han"><text:soft-page-break/>這个時陣， </text:p>
      <text:p text:style-name="內文.lo">tsit-ê sî-tsūn, </text:p>
      <text:p text:style-name="內文.han">「MI of AB」可能mā是正數， </text:p>
      <text:p text:style-name="內文.lo">"MI of AB" khó-lîng mā-sī tsiànn-sòo, </text:p>
      <text:p text:style-name="內文.han">m̄-koh會khah細； </text:p>
      <text:p text:style-name="內文.lo">m̄-koh ē khah suè; </text:p>
      <text:p text:style-name="Text_20_body"/>
      <text:p text:style-name="內文.han">(b) 設使A kah B無關係（獨立事件）， </text:p>
      <text:p text:style-name="內文.lo">(b) Siat-sú A kah B bô kuan-hē (to̍k-li̍p sū-kiānn), </text:p>
      <text:p text:style-name="Text_20_body"/>
      <text:p text:style-name="內文.han">「P of AB」近倚"P of A"乘"P of B"， </text:p>
      <text:p text:style-name="內文.lo">"P of AB" kīn-uá "P of A" sîng "P of B" , </text:p>
      <text:p text:style-name="內文.han">所以「MI of AB」近倚0； </text:p>
      <text:p text:style-name="內文.lo">sóo-í "MI of AB" kīn-uá 0; </text:p>
      <text:p text:style-name="Text_20_body"/>
      <text:p text:style-name="內文.han">(c) 設使語詞A出現致使B khah buē出現， </text:p>
      <text:p text:style-name="內文.lo">(c) Siat-sú gí-sû A tshut-hiān tì-sú B khah buē tshut-hiān, </text:p>
      <text:p text:style-name="Text_20_body"/>
      <text:p text:style-name="內文.han">「P of AB」 遠小於 "P of A" sîng "P of B" , </text:p>
      <text:p text:style-name="內文.lo">"P of AB" uán sió î "P of A" sîng "P of B" , </text:p>
      <text:p text:style-name="內文.han">所以「MI of AB」是負數。 </text:p>
      <text:p text:style-name="內文.lo">sóo-í "MI of AB" sī hū-sòo . </text:p>
      <text:p text:style-name="Text_20_body"/>
      <text:p text:style-name="內文.han">基本上， </text:p>
      <text:p text:style-name="內文.lo">Ki-pún siōng, </text:p>
      <text:p text:style-name="內文.han"><text:soft-page-break/>語料愈大， </text:p>
      <text:p text:style-name="內文.lo">gí-liāu jú tuā, </text:p>
      <text:p text:style-name="內文.han">統計ê結果愈有代表性。 </text:p>
      <text:p text:style-name="內文.lo">thóng-kè ê kiat-kó jú ū tāi-piáu-sìng. </text:p>
      <text:p text:style-name="Text_20_body"/>
      <text:p text:style-name="內文.han">第二个是相關度(correlation，以下簡稱CR)， </text:p>
      <text:p text:style-name="內文.lo">Tē-jī-ê sī siong-kuan-tōo (correlation, í-hā kán-tshing CR), </text:p>
      <text:p text:style-name="內文.han">這mā是一个統計ê公式： </text:p>
      <text:p text:style-name="內文.lo">tse mā-sī tsi̍t-ê thóng-kè ê kong-sik: </text:p>
      <text:p text:style-name="Text_20_body"/>
      <text:p text:style-name="內文.han">簡單講， </text:p>
      <text:p text:style-name="內文.lo">Kán-tan kóng, </text:p>
      <text:p text:style-name="內文.han">beh算「CR of AB」，tō kā語料內底ê詞組分做四ê部分， </text:p>
      <text:p text:style-name="內文.lo">beh sǹg "CR of AB", tō kā gí-liāu lāi-té ê sû-tsoo hun-tsò sì ê pōo-hūn, </text:p>
      <text:p text:style-name="內文.han">透過頂面ê公式來計算。 </text:p>
      <text:p text:style-name="內文.lo">thàu-kè tíng-bīn ê kong-sik lai kè-sǹg. </text:p>
      <text:p text:style-name="Text_20_body"/>
      <text:p text:style-name="內文.han">算出來ê數字lóng是正數， </text:p>
      <text:p text:style-name="內文.lo">Sǹg--tshut-lâi ê sòo-jī lóng-sī tsiànn-sòo, </text:p>
      <text:p text:style-name="Text_20_body"/>
      <text:p text:style-name="內文.han">AB兩个語詞若tiānn-tiānn做陣出現， </text:p>
      <text:p text:style-name="內文.lo">AB nnḡ-ê gí-sû nā tiānn-tiānn tsò-tīn tshut-hiān, </text:p>
      <text:p text:style-name="內文.han">「CR of AB」可能超過10,000， </text:p>
      <text:p text:style-name="內文.lo">"CR of AB" khó-lîng tshiau-kuè tsi̍t-bān, </text:p>
      <text:p text:style-name="內文.han">甚至超過100,000。 </text:p>
      <text:p text:style-name="內文.lo"><text:soft-page-break/>sīm-tsì tshiau-kuè tsa̍p-bān. </text:p>
      <text:p text:style-name="Text_20_body"/>
      <text:p text:style-name="內文.han">愛注意ê是， </text:p>
      <text:p text:style-name="內文.lo">Ài tsù-ì ê sī, </text:p>
      <text:p text:style-name="內文.han">有時仔若phah字錯誤， </text:p>
      <text:p text:style-name="內文.lo">ū-sî-á nā phah-jī tshò-gōo, </text:p>
      <text:p text:style-name="內文.han">因為錯字ê詞頻真低， </text:p>
      <text:p text:style-name="內文.lo">in-uī tshò-jī ê sû-pîn tsin kē, </text:p>
      <text:p text:style-name="內文.han">會致使MI kah CR ê分數變足kuân。 </text:p>
      <text:p text:style-name="內文.lo">ē tì-sú MI kah CR ê hun-sòo piàn tsiok kuân. </text:p>
      <text:p text:style-name="Text_20_body"/>
      <text:p text:style-name="內文.han">為著避免這个情形， </text:p>
      <text:p text:style-name="內文.lo">Uī-tio̍h phiah-bián tsit-ê tsîng-hîng, </text:p>
      <text:p text:style-name="內文.han">會sái設詞頻ê限制， </text:p>
      <text:p text:style-name="內文.lo">koh ài siat sû-pîn ê hān-tsè, </text:p>
      <text:p text:style-name="Text_20_body"/>
      <text:p text:style-name="內文.han">tō是講，beh計算MI(AB)， </text:p>
      <text:p text:style-name="內文.lo">tō-sī kóng, beh kè-sǹg MI(AB), </text:p>
      <text:p text:style-name="內文.han">會sái限制詞組AB ê頻率超過一个數目（可比出現10-pái以上）， </text:p>
      <text:p text:style-name="內文.lo">ē-sái hān-tsè sû-tsoo AB ê pîn-lu̍t tshiau-kè tsi̍t-ê sòo-bo̍k ( khó-pí tshut-hiān tsa̍p-pái í-siōng), </text:p>
      <text:p text:style-name="內文.han">tsiah來計算， </text:p>
      <text:p text:style-name="內文.lo">tsiah lâi kè-sǹg, </text:p>
      <text:p text:style-name="內文.han">若無tō kā the̍h掉。 </text:p>
      <text:p text:style-name="內文.lo">nā-bô tō kā the̍h-tiāu. </text:p>
      <text:p text:style-name="Text_20_body"/>
      <text:p text:style-name="內文.han"><text:soft-page-break/>3. 利用詞類訊息提升品質 </text:p>
      <text:p text:style-name="內文.lo">Sann. Lī-iōng sû-luī sìn-sit thê-sing phín-tsit </text:p>
      <text:p text:style-name="Text_20_body"/>
      <text:p text:style-name="內文.han">用統計ê方式來tshuē語詞搭配， </text:p>
      <text:p text:style-name="內文.lo">Iōng thóng-kè ê hong-sik lâi tshuē gí-sû tah-phuè, </text:p>
      <text:p text:style-name="內文.han">kah語言專家利用伊專業智識tshē出來ê， </text:p>
      <text:p text:style-name="內文.lo">kah gí-giân tsuan-ka lī-iōng i tsuan-gia̍p tì-sik tshē--tshut-lâi ê, </text:p>
      <text:p text:style-name="內文.han">當然加減會無kāng款。 </text:p>
      <text:p text:style-name="內文.lo">tong-jiân ke-kiám ē bô kāng-khuán. </text:p>
      <text:p text:style-name="Text_20_body"/>
      <text:p text:style-name="內文.han">用統計方式， </text:p>
      <text:p text:style-name="內文.lo">Iōng thóng-kè hong-sik, </text:p>
      <text:p text:style-name="內文.han">咱有簡化， </text:p>
      <text:p text:style-name="內文.lo">lán ū kán-huà, </text:p>
      <text:p text:style-name="內文.han">限定tī相uá ê兩个語詞， </text:p>
      <text:p text:style-name="內文.lo">hān-tiānn tī sio-uá ê nn̄g-ê gí-sû, </text:p>
      <text:p text:style-name="Text_20_body"/>
      <text:p text:style-name="內文.han">實際上有ê互相搭配ê語詞並無相uá， </text:p>
      <text:p text:style-name="內文.lo">si̍t-tsè siōng ū-ê hōo-siong tah-phuè ê gí-sû pīng-bô sio-uá, </text:p>
      <text:p text:style-name="內文.han">「phah 車單」有可能講做「phah兩張車單」， </text:p>
      <text:p text:style-name="內文.lo">"phah tshia-tuann" ū khó-lîng kóng tsò "phah nn̄g tiunn tshia-tuann", </text:p>
      <text:p text:style-name="Text_20_body"/>
      <text:p text:style-name="內文.han">mā有可能是三个語詞互相搭配， </text:p>
      <text:p text:style-name="內文.lo">mā ū khó-lîng sī sann-ê gí-sû hōo-siong tah-phuè, </text:p>
      <text:p text:style-name="內文.han">可比「除了……以外，iah-koh ……」。 </text:p>
      <text:p text:style-name="內文.lo"><text:soft-page-break/>khó-pí " tû-liáu ... í-guā, iah-koh ...". </text:p>
      <text:p text:style-name="Text_20_body"/>
      <text:p text:style-name="內文.han">當然咱會sái修正統計方式， </text:p>
      <text:p text:style-name="內文.lo">Tong-jiân lán ē-sái siu-tsìng thóng-kè hong-sik, </text:p>
      <text:p text:style-name="內文.han">kā無相uá m̄-koh離無遠ê語詞mā考慮入來， </text:p>
      <text:p text:style-name="內文.lo">kā bô sio-uá m̄-koh lī bô hn̄g ê gí-sû mā khó-lū--ji̍p-lâi, </text:p>
      <text:p text:style-name="內文.han">iah是修改公式來計算三个語詞ê互相關係。 </text:p>
      <text:p text:style-name="內文.lo">iah-sī siu-kái kong-sik lâi kè-sǹg sann-ê gí-sû ê hōo-siong kuan-hē. </text:p>
      <text:p text:style-name="Text_20_body"/>
      <text:p text:style-name="內文.han">總是按呢做加足厚工， </text:p>
      <text:p text:style-name="內文.lo">Tsóng--sī an-ne tsò ke tsiok kāu-kang, </text:p>
      <text:p text:style-name="內文.han">增加tsiânn tsē計算量， </text:p>
      <text:p text:style-name="內文.lo">tsing-ka tsiânn tsē kè-sǹg-liōng, </text:p>
      <text:p text:style-name="內文.han">改進ê成果mā真有限。 </text:p>
      <text:p text:style-name="內文.lo">kái-tsìn ê sîng-kó mā tsin iú-hān. </text:p>
      <text:p text:style-name="Text_20_body"/>
      <text:p text:style-name="內文.han">用統計方式做， </text:p>
      <text:p text:style-name="內文.lo">Iōng thóng-kè ê hong-sik tsò, </text:p>
      <text:p text:style-name="內文.han">並m̄是beh取代專家， </text:p>
      <text:p text:style-name="內文.lo">pīng m̄-sī beh tshú-tāi tsuan-ka, </text:p>
      <text:p text:style-name="Text_20_body"/>
      <text:p text:style-name="內文.han">m̄-koh， </text:p>
      <text:p text:style-name="內文.lo">m̄-koh, </text:p>
      <text:p text:style-name="內文.han">咱利用電腦會tàng處理大量資料ê特性， </text:p>
      <text:p text:style-name="內文.lo">lán lī-iōng tiān-nóo ē-tàng tshú-lí tuā-liōng tsu-liāu ê ti̍k-sìng, </text:p>
      <text:p text:style-name="內文.han"><text:soft-page-break/>提供電腦計算出來ê結果， </text:p>
      <text:p text:style-name="內文.lo">thê-kiong tiān-nóo kè-sǹg--tshut-lâi ê kiat-kó, </text:p>
      <text:p text:style-name="內文.han">對學習者kah專家lóng有參考作用， </text:p>
      <text:p text:style-name="內文.lo">tuì ha̍k-si̍p-tsiá kah tsuan-ka lóng ū tsham-khó tsok-iōng, </text:p>
      <text:p text:style-name="Text_20_body"/>
      <text:p text:style-name="內文.han">專家所列出來ê語詞搭配， </text:p>
      <text:p text:style-name="內文.lo">tsuan-ka sóo lia̍t--tshut-lâi ê gí-sû tah-phuè, </text:p>
      <text:p text:style-name="內文.han">有ê因為實際上khah少使用， </text:p>
      <text:p text:style-name="內文.lo">ū-ê in-uī si̍t-tsè siōng khah tsió sú-iōng, </text:p>
      <text:p text:style-name="內文.han">致使統計結果並無表現出來； </text:p>
      <text:p text:style-name="內文.lo">tì-sú thóng-kè kiat-kó pīng-bô piáu-hiān--tshut-lâi; </text:p>
      <text:p text:style-name="Text_20_body"/>
      <text:p text:style-name="內文.han">統計結果有， </text:p>
      <text:p text:style-name="內文.lo">thóng-kè kiat-kó ū, </text:p>
      <text:p text:style-name="內文.han">m̄-koh專家無列出來ê， </text:p>
      <text:p text:style-name="內文.lo">m̄-koh tsuan-ka bô lia̍t--tshut-lâi ê, </text:p>
      <text:p text:style-name="內文.han">有可能並無什麼意義， </text:p>
      <text:p text:style-name="內文.lo">ū khó-lîng pīng bô siánn-mé ì-gī, </text:p>
      <text:p text:style-name="Text_20_body"/>
      <text:p text:style-name="內文.han">總是伊tī實際使用上有khah kôan ê牽連， </text:p>
      <text:p text:style-name="內文.lo">tsóng--sī i tī si̍t-tsè sú-iōng siōng ū khah kuân ê khan-liân, </text:p>
      <text:p text:style-name="內文.han">mā提供專家參考kah研究ê方向。 </text:p>
      <text:p text:style-name="內文.lo">mā thê-kiong tsuan-ka tsham-khó kah gián-kiù ê hong-hiòng. </text:p>
      <text:p text:style-name="Text_20_body"/>
      <text:p text:style-name="內文.han">另外， </text:p>
      <text:p text:style-name="內文.lo"><text:soft-page-break/>Līng-guā, </text:p>
      <text:p text:style-name="內文.han">根據英文ê語料庫做出來ê語詞搭配， </text:p>
      <text:p text:style-name="內文.lo">kun-kù Ing-bûn ê gí-liāu-khòo tsò--tshut-lâi ê gí-sû tah-phuè, </text:p>
      <text:p text:style-name="內文.han">介詞(in, at,...)、指示代名詞(that)、冠詞(a, the, ...) </text:p>
      <text:p text:style-name="內文.lo">kài-sû (in, at,...), tsí-sī tāi-bîng-sû (that), kuàn-sû (a, the,...) </text:p>
      <text:p text:style-name="內文.han">因為頻率真kuân， </text:p>
      <text:p text:style-name="內文.lo">in-uī pîn-lu̍t tsin kuân, </text:p>
      <text:p text:style-name="內文.han">tsia ê語詞ê語詞搭配("of the", "that the", "to be", "in a", ...) </text:p>
      <text:p text:style-name="內文.lo">tsia ê gí-sû ê gí-sû tah-phuè ("of the", "that the", "to be", "in a", ...) </text:p>
      <text:p text:style-name="內文.han">mā lóng排tī tsiânn頭前。 </text:p>
      <text:p text:style-name="內文.lo">mā lóng pâi tī tsiânn thâu-tsîng. </text:p>
      <text:p text:style-name="Text_20_body"/>
      <text:p text:style-name="內文.han">Ùi tsia咱發現，詞類會sái提供咱一个真好ê線索， </text:p>
      <text:p text:style-name="內文.lo">Uì tsia lán huat-hiān, sû-luī ē-sái thê-kiong lán tsi̍t-ê tsiânn hó ê suànn-soh, </text:p>
      <text:p text:style-name="Text_20_body"/>
      <text:p text:style-name="內文.han">假使咱會tàng利用詞類ê訊息， </text:p>
      <text:p text:style-name="內文.lo">ká-sú lán ē-tàng lī-iōng sû-pîn ê sìn-sit, </text:p>
      <text:p text:style-name="內文.han">對統計出來ê語詞搭配結果做分類整理， </text:p>
      <text:p text:style-name="內文.lo">tuì thóng-kè--tshut-lâi ê gí-sû tah-phuè kiat-kó tsò hun-luī tsíng-lí, </text:p>
      <text:p text:style-name="內文.han">對學習者來講應該koh-khah有幫贊。 </text:p>
      <text:p text:style-name="內文.lo">tuì ha̍k-si̍p-tsiá lâi kóng ìng-kai koh-khah ū pang-tsān. </text:p>
      <text:p text:style-name="Text_20_body"/>
      <text:p text:style-name="內文.han">有詞類訊息ê台語辭典， </text:p>
      <text:p text:style-name="內文.lo">Ū sû-luī sìn-sit ê Tâi-gí sû-tián, </text:p>
      <text:p text:style-name="內文.han">包括日本天理大學ê《現代閩南語辭典》(村上嘉英編，1981年)、 </text:p>
      <text:p text:style-name="內文.lo"><text:soft-page-break/>pau-kuah Ji̍t-pún Thian-lí tāi-ha̍k ê "Hiān-tāi Bân-lâm-gí sû-tián"(Murakami Yoshihide pian, 1981 nî), </text:p>
      <text:p text:style-name="內文.han">台北中華語文研習所ê《台英辭典》(Embree編，1984)、...等， </text:p>
      <text:p text:style-name="內文.lo">Tâi-pak Tiong-huâ gí-bûn gián-si̍p-sóo ê "Tâi-ing sû-tián" (Embree pian, 1984), ... tíng, </text:p>
      <text:p text:style-name="內文.han">可惜並無電子檔案thang好運用。 </text:p>
      <text:p text:style-name="內文.lo">khó-sioh pīng-bô tiān-tsú tóng-àn thang-hó ūn-iōng. </text:p>
      <text:p text:style-name="Text_20_body"/>
      <text:p text:style-name="內文.han">所以阮只好se̍h一lìn， </text:p>
      <text:p text:style-name="內文.lo">Sóo-í gún tsí-hó se̍h tsi̍t-lìn, </text:p>
      <text:p text:style-name="內文.han">以線頂台文華文辭典做基礎， </text:p>
      <text:p text:style-name="內文.lo">í suànn-tíng Tâi-bûn Huâ-bûn sû-tián tsò ki-tshóo, </text:p>
      <text:p text:style-name="內文.han">將台文ê詞條透過華文對譯， </text:p>
      <text:p text:style-name="內文.lo">tsiong Tâi-bûn ê sû-tiâu thàu-kuè Huâ-bûn tuì-i̍k, </text:p>
      <text:p text:style-name="內文.han">對kàu中研院詞庫小組整理ê八萬目華文詞條， </text:p>
      <text:p text:style-name="內文.lo">tuì kàu Tiong-gián-īnn Sû-khòo sió-tsoo tsíng-lí ê peh-bān-bo̍k Huâ-bûn sû-tiâu, </text:p>
      <text:p text:style-name="內文.han">ùi華文詞條得著詞類訊息。 </text:p>
      <text:p text:style-name="內文.lo">uì Huâ-bûn sû-tiâu tit-tio̍h sû-luī sìn-sit. </text:p>
      <text:p text:style-name="Text_20_body"/>
      <text:p text:style-name="內文.han">詞庫小組ê詞類分khah幼， </text:p>
      <text:p text:style-name="內文.lo">Sû-khòo sió-tsoo ê sû-luī pun khah iù, </text:p>
      <text:p text:style-name="內文.han">有46个詞類， </text:p>
      <text:p text:style-name="內文.lo">ū 46-ê sû-luī, </text:p>
      <text:p text:style-name="內文.han">包括動詞、名詞等lóng繼續有分細類落去， </text:p>
      <text:p text:style-name="內文.lo">pau-kuah tōng-sû, bîng-sû tíng lóng kè-sio̍k ū pun sè-luī lo̍h--khì, </text:p>
      <text:p text:style-name="Text_20_body"/>
      <text:p text:style-name="內文.han">m̄-koh計算語詞搭配，咱無需要分hiah-nī幼， </text:p>
      <text:p text:style-name="內文.lo"><text:soft-page-break/>m̄-koh kè-sǹg gí-sû tah-phuè, lán bô su-iàu pun hiah-nī iù, </text:p>
      <text:p text:style-name="內文.han">用大類來分tō好， </text:p>
      <text:p text:style-name="內文.lo">iōng tuā-luī lâi pun tō hó, </text:p>
      <text:p text:style-name="內文.han">包括名詞、動詞、形容詞、 </text:p>
      <text:p text:style-name="內文.lo">pau-kuah bîng-sû, tōng-sû, hîng-iông-sû, </text:p>
      <text:p text:style-name="內文.han">副詞、連接詞、介詞、語氣詞、感嘆詞等等。 </text:p>
      <text:p text:style-name="內文.lo">hù-sû, liân-tsiap-sû, kài-sû, gí-khì-sû, kám-thàn-sû tíng-tíng. </text:p>
      <text:p text:style-name="Text_20_body"/>
      <text:p text:style-name="內文.han">4. 實驗步數 </text:p>
      <text:p text:style-name="內文.lo">Si̍t-giām pōo-sòo </text:p>
      <text:p text:style-name="Text_20_body"/>
      <text:p text:style-name="內文.han">下面是本實驗ê做法： </text:p>
      <text:p text:style-name="內文.lo">Ē-bīn sī pún si̍t-giām ê tsò-huat: </text:p>
      <text:p text:style-name="Text_20_body"/>
      <text:p text:style-name="內文.han">(a) 資料包括台語文語料、 </text:p>
      <text:p text:style-name="內文.lo">(a) Tsu-liāu pau-kuah Tâi-gí-bûn gí-liāu, </text:p>
      <text:p text:style-name="內文.han">台文華文線頂辭典（以下簡稱台華辭典）kah中研院詞庫小組八萬目詞(華文)。 </text:p>
      <text:p text:style-name="內文.lo">Tâi-bûn Huâ-bûn suànn-tíng sû-tián (í-hā kán-tshing Tâi-huâ sû-tián ) kah Tiong-gián-īnn Sû-khòo-sió-tsoo pueh-bān-ba̍k sû (Huâ-bûn). </text:p>
      <text:p text:style-name="Text_20_body"/>
      <text:p text:style-name="內文.han">其中，台語文語料庫ê來源是台語文界ê朋友，楊允言負責整理， </text:p>
      <text:p text:style-name="內文.lo">Kî-tiong, Tâi-gí-bûn gí-liāu-khòo ê lâi-guân sī Tâi-gí-bûn-kài ê pîng-iú, Iûnn Ún-giân hū-tsik tsíng-lí, </text:p>
      <text:p text:style-name="Text_20_body"/>
      <text:p text:style-name="內文.han">包括全羅3,462,367个音節 </text:p>
      <text:p text:style-name="內文.lo">pau-kuah tsuân-lô sann-pah sì-tsa̍p-la̍k-bān nn̄g-tshing sann-pah la̍k-tsa̍p-tshit ê im-tsiat </text:p>
      <text:p text:style-name="內文.han"><text:soft-page-break/>kah漢羅5,568,057个音節； </text:p>
      <text:p text:style-name="內文.lo">kah Hàn-lô gōo-pah gōo-tsa̍p-la̍k-bān peh-tshing khòng gōo-tsa̍p-tshit ê im-tsiat; </text:p>
      <text:p text:style-name="Text_20_body"/>
      <text:p text:style-name="內文.han">台華辭典主要貢獻者是鄭良偉，koh有台語文界朋友鬥補充詞條， </text:p>
      <text:p text:style-name="內文.lo">Tâi-huâ sû-tián tsú-iàu kòng-hiàn-tsiá sī Tēnn Liông-uí, koh ū Tâi-gí-bûn-kài pîng-iú tàu póo-tshiong sû-tiâu, </text:p>
      <text:p text:style-name="內文.han">目前有6萬2千外个詞條，每一个詞條包括漢羅、全羅、華文對譯三个欄位。 </text:p>
      <text:p text:style-name="內文.lo">bo̍k-tsiân ū la̍k-bān nn̄g-tshing-guā-ê sû-tiâu, muí tsi̍t-ê sû-tiâu pau-kuah Hàn-lô, tsuân-lô, Huâ-bûn tuì-i̍k sann-ê nuâ-uī. </text:p>
      <text:p text:style-name="Text_20_body"/>
      <text:p text:style-name="內文.han">(b) 全羅ê台語文語料無需要經過斷詞，m̄-koh漢羅ê需要， </text:p>
      <text:p text:style-name="內文.lo">(b) Tsuân-lô ê Tâi-gí-bûn gí-liāu bô su-iàu king-kè tn̄g-sû, m̄-koh Hàn-lô--ê su-iàu, </text:p>
      <text:p text:style-name="Text_20_body"/>
      <text:p text:style-name="內文.han">斷詞ê做法是根據台華辭典，採用「倒頭siōng大比對」( backward maximal matching, BMM )演算法。 </text:p>
      <text:p text:style-name="內文.lo">tn̄g-sû ê tsò-huat sī kun-kù Tâi-huâ sû-tián, tshái-iōng "tò-thâu siōng-tuā pí-tuì" (backward maximal matching, BMM) ián-suàn-huat. </text:p>
      <text:p text:style-name="Text_20_body"/>
      <text:p text:style-name="內文.han">語詞ê數量， </text:p>
      <text:p text:style-name="內文.lo">Gí-sû ê sòo-liōng, </text:p>
      <text:p text:style-name="內文.han">全羅有2,436,599个， </text:p>
      <text:p text:style-name="內文.lo">tsuân-lô u nn̄g-pah sì-tsa̍p-sann-bān la̍k-tshing gōo-pah káu-tsa̍p-káu ê, </text:p>
      <text:p text:style-name="內文.han">漢羅有4,051,195个。 </text:p>
      <text:p text:style-name="內文.lo">Hàn-lô ū sì-pah khòng gōo-bān tsi̍t-tshing tsi̍t-pah káu-tsa̍p-gōo ê. </text:p>
      <text:p text:style-name="Text_20_body"/>
      <text:p text:style-name="內文.han">(c) 每一个語詞，透過台華辭典ê華文對譯， </text:p>
      <text:p text:style-name="內文.lo">(c) Muí tsi̍t-ê gí-sû, thàu-kè Tâi-huâ sû-tián ê Huâ-bûn tuì-i̍k, </text:p>
      <text:p text:style-name="內文.han"><text:soft-page-break/>對kàu中研院詞庫小組八萬目詞ê詞條， </text:p>
      <text:p text:style-name="內文.lo">tuì kàu Tiong-gián-īnn sû-khòo sió-tsoo peh-bān-ba̍k sû ê sû-tiâu, </text:p>
      <text:p text:style-name="內文.han">tshuē出詞類， </text:p>
      <text:p text:style-name="內文.lo">tshuē-tshut sû-luī, </text:p>
      <text:p text:style-name="內文.han">詞類可能有幾lō个， </text:p>
      <text:p text:style-name="內文.lo">sû-luī khó-lîng ū kuí-lō ê, </text:p>
      <text:p text:style-name="內文.han">暫時無做處理。 </text:p>
      <text:p text:style-name="內文.lo">tsiām-sî bô tsò tshú-lí. </text:p>
      <text:p text:style-name="Text_20_body"/>
      <text:p text:style-name="內文.han">因為無處理含糊性問題， </text:p>
      <text:p text:style-name="內文.lo">In-uī bô tshú-lí hâm-hôo-sìng ê būn-tuê, </text:p>
      <text:p text:style-name="內文.han">所以會影響著實驗結果ê品質。 </text:p>
      <text:p text:style-name="內文.lo">ē íng-hióng-tio̍h si̍t-giām kiat-kó ê phín-tsit. </text:p>
      <text:p text:style-name="Text_20_body"/>
      <text:p text:style-name="內文.han">另外，本實驗採用簡化ê詞類， </text:p>
      <text:p text:style-name="內文.lo">Līng-guā, pún si̍t-giām tshái-iōng kán-huà ê sû-luī, </text:p>
      <text:p text:style-name="內文.han">kan-na分大類：動詞、名詞、形容詞、...等等， </text:p>
      <text:p text:style-name="內文.lo">kan-na pun tuā-luī: tōng-sû, bîng-sû, hîng-iông-sû, ... tíng-tíng, </text:p>
      <text:p text:style-name="Text_20_body"/>
      <text:p text:style-name="內文.han">其中，動詞VH小類是「狀態不及物述詞」， </text:p>
      <text:p text:style-name="內文.lo">kî-tiong, tōng-sû VH sió-luī sī "Tsōng-thài put-ki̍p-bu̍t su̍t-sû", </text:p>
      <text:p text:style-name="內文.han">親像「浪漫」、「特別」、「辛苦」、「豐富」、「心酸」、「感動」， </text:p>
      <text:p text:style-name="內文.lo">tshin-tshiunn "lōng-bān", "ti̍k-pia̍t", "sin-khóo", "hong-hù", "sim-sng", "kám-tōng", </text:p>
      <text:p text:style-name="內文.han">阮kā改做形容詞。 </text:p>
      <text:p text:style-name="內文.lo">gún kā kái-tsò hîng-iông-sû. </text:p>
      <text:p text:style-name="Text_20_body"><text:soft-page-break/></text:p>
      <text:p text:style-name="內文.han">按呢修改，有ê無問題，部分可能有問題。 </text:p>
      <text:p text:style-name="內文.lo">An-ne siu-kái, ū-ê bô būn-tuê, pōo-hūn khó-lîng ū būn-tuê. </text:p>
      <text:p text:style-name="Text_20_body"/>
      <text:p text:style-name="內文.han">(d) 計算兩个相uá ê語詞ê MI kah CR，koh經過詞類ê篩選。 </text:p>
      <text:p text:style-name="內文.lo">(d) Kè-sǹg nn̄g-ê sio-uá ê gí-sû ê MI kah CR, koh king-kè sû-luī ê thai-suán. </text:p>
      <text:p text:style-name="Text_20_body"/>
      <text:p text:style-name="內文.han">因為資料量tsiânn大， </text:p>
      <text:p text:style-name="內文.lo">In-uī tsu-liāu-liōng tsiânn tuā, </text:p>
      <text:p text:style-name="內文.han">這pái實驗kan-na tshuē A-N（形容詞——名詞）、V-N（動詞——名詞）詞組。 </text:p>
      <text:p text:style-name="內文.lo">tsit-pái si̍t-giām kan-na tshuē A-N (hîng-iông-sû —— bîng-sû), V-N (tōng-sû —— bîng-sû ) sû-tsoo. </text:p>
      <text:p text:style-name="Text_20_body"/>
      <text:p text:style-name="內文.han">5. 實驗結果 </text:p>
      <text:p text:style-name="內文.lo">Gōo. Si̍t-giām kiat-kó </text:p>
      <text:p text:style-name="Text_20_body"/>
      <text:p text:style-name="內文.han">本實驗ê程式用Java寫，kā結果輸出kàu資料庫， </text:p>
      <text:p text:style-name="內文.lo">Pún si̍t-giām ê thîng-sik iōng Java siá, kā kiat-kó su-tshut kàu tsu-liāu-khòo, </text:p>
      <text:p text:style-name="內文.han">資料量tsiânn大。 </text:p>
      <text:p text:style-name="內文.lo">tsu-liāu-liōng tsiânn tuā. </text:p>
      <text:p text:style-name="Text_20_body"/>
      <text:p text:style-name="內文.han">本節利用表格kah文字說明來展示實驗成果。 </text:p>
      <text:p text:style-name="內文.lo">Pún-tsiat lī-iōng pió-keh kah bûn-jī suat-bîng lâi tián-sī si̍t-giām sîng-kó. </text:p>
      <text:p text:style-name="Text_20_body"/>
      <text:p text:style-name="內文.han">5.1 MI kah CR 共同詞組數量 </text:p>
      <text:p text:style-name="內文.lo">Gōo tiám it MI kah CR kiōng-tông sû-tsoo sòo-liōng </text:p>
      <text:p text:style-name="Text_20_body"><text:soft-page-break/></text:p>
      <text:p text:style-name="內文.han">表一 kā MI kah CR頭前 </text:p>
      <text:p text:style-name="內文.lo">Pió-it kā MI kah CR thâu-tsîng </text:p>
      <text:p text:style-name="內文.han">30 / 100 / 500 / 1,000 / 3,000 / 5,000 个共同詞組 </text:p>
      <text:p text:style-name="內文.lo">30 / 100 / 500 / 1,000 / 3,000 / 5,000 ê kiōng-tông sû-tsoo </text:p>
      <text:p text:style-name="內文.han">ê數量列出來， </text:p>
      <text:p text:style-name="內文.lo">ê sòo-liōng lia̍t--tshut-lâi, </text:p>
      <text:p text:style-name="內文.han">漢羅kah全羅分開算， </text:p>
      <text:p text:style-name="內文.lo">Hàn-lô kah tsuân-lô hun-khui sǹg, </text:p>
      <text:p text:style-name="內文.han">待討論：(這个詞組，tī MI kah CR兩个統計表lóng有出現) </text:p>
      <text:p text:style-name="內文.lo">Thāi thó-lūn：( tsit-ê sû-tsoo , tī MI kah CR nn̄g-ê thóng-kè-pió lóng-ū tshut-hiān) </text:p>
      <text:p text:style-name="Text_20_body"/>
      <text:p text:style-name="內文.han">其中，漢羅ê部分，詞組至少出現10-pái， </text:p>
      <text:p text:style-name="內文.lo">kî-tiong, Hàn-lô ê pōo-hūn, sû-tsoo tsì-tsió tshut-hiān 10-pái, </text:p>
      <text:p text:style-name="內文.han">全羅ê部分，詞組至少出現5-pái: </text:p>
      <text:p text:style-name="內文.lo">tsuân-lô ê pōo-hūn, sû-tsoo tsì-tsió tshut-hiān 5-pái: </text:p>
      <text:p text:style-name="Text_20_body"/>
      <text:p text:style-name="內文.han">表一 互訊息kah相關度 </text:p>
      <text:p text:style-name="內文.lo">Piáu tsi̍t hōo-sìn-sit kah siang-kuan-tōo </text:p>
      <text:p text:style-name="內文.han">共同詞組數量比例 </text:p>
      <text:p text:style-name="內文.lo">kiōng-tông sû-tsoo sòo-liōng pí-lē </text:p>
      <text:p text:style-name="Text_20_body"/>
      <text:p text:style-name="內文.han">Ùi表一看起來， </text:p>
      <text:p text:style-name="內文.lo">Uì pió-it khuànn--khí-lâi, </text:p>
      <text:p text:style-name="內文.han">漢羅ê部分，MI kah CR算出來ê結果khah一致， </text:p>
      <text:p text:style-name="內文.lo"><text:soft-page-break/>Hàn-lô ê pōo-hūn, MI kah CR sǹg--tshut-lâi ê kiat-kó khah it-tì, </text:p>
      <text:p text:style-name="Text_20_body"/>
      <text:p text:style-name="內文.han">這應該是因為， </text:p>
      <text:p text:style-name="內文.lo">tse ìng-kai sī in-uī, </text:p>
      <text:p text:style-name="內文.han">漢羅ê語料量khah tsuē，統計出來ê結果khah有可信度。 </text:p>
      <text:p text:style-name="內文.lo">Hàn-lô ê gí-liāu-liōng khah tsē, thóng-kè--tshut-lâi ê kiat-kó khah ū khó-sìn-tōo. </text:p>
      <text:p text:style-name="Text_20_body"/>
      <text:p text:style-name="內文.han">5.2 A-N V-N詞組 </text:p>
      <text:p text:style-name="內文.lo">Gōo-tiám jī A-N V-N sû-tsoo </text:p>
      <text:p text:style-name="Text_20_body"/>
      <text:p text:style-name="內文.han">本實驗用詞類是A-N kah V-N做篩選， </text:p>
      <text:p text:style-name="內文.lo">Pún si̍t-giām iōng sû-luī sī A-N kah V-N tsò thai-suán, </text:p>
      <text:p text:style-name="Text_20_body"/>
      <text:p text:style-name="內文.han">只要這个詞組有可能是A-N iah是V-N tō kā lia̍h出來， </text:p>
      <text:p text:style-name="內文.lo">tsí-iàu tsit-ê sû-tsoo ū khó-lîng sī A-N iah-sī V-N tō kā lia̍h--tshut-lâi, </text:p>
      <text:p text:style-name="Text_20_body"/>
      <text:p text:style-name="內文.han">m̄-koh因為雜訊bē少， </text:p>
      <text:p text:style-name="內文.lo">m̄-koh in-uī tsa̍p-sìn bē tsió, </text:p>
      <text:p text:style-name="內文.han">表2 kah 表3是ùi漢羅kah全羅， </text:p>
      <text:p text:style-name="內文.lo">pió-jī kah pió-sann sī uì hàn-lô kah tsuân-lô, </text:p>
      <text:p text:style-name="內文.han">MI ê統計表ùi kuân kàu低 </text:p>
      <text:p text:style-name="內文.lo">MI ê thóng-kè-pió uì kuân kàu kē </text:p>
      <text:p text:style-name="內文.han">分別用人工tshuē出是A-N iah是V-N ê詞組： </text:p>
      <text:p text:style-name="內文.lo">hun-pia̍t iōng lâng-kang tshuē-tshut sī A-N iah-sī V-N ê sû-tsoo: </text:p>
      <text:p text:style-name="Text_20_body"/>
      <text:p text:style-name="內文.han"><text:soft-page-break/>A-N詞組khah oh tshuē， </text:p>
      <text:p text:style-name="內文.lo">A-N sû-tsoo khah oh tshuē, </text:p>
      <text:p text:style-name="內文.han">揀出來ê有ê看起來tsiânn勉強。 </text:p>
      <text:p text:style-name="內文.lo">kíng--tshut-lâi ê ū-ê khuànn--khí-lâi tsiânn bián-kióng. </text:p>
      <text:p text:style-name="Text_20_body"/>
      <text:p text:style-name="內文.han">親像漢羅部分ê「旺梨」、「ām 瓜」， </text:p>
      <text:p text:style-name="內文.lo">Tshin-tshiūnn Hàn-lô pōo-hūn ê " ōng lâi", "ām kue", </text:p>
      <text:p text:style-name="內文.han">自本應該是一个詞， </text:p>
      <text:p text:style-name="內文.lo">tsū-pún ìng-kai sī tsi̍t-ê sû, </text:p>
      <text:p text:style-name="Text_20_body"/>
      <text:p text:style-name="內文.han">m̄-koh台華辭典內底有「王梨」無「旺梨」， </text:p>
      <text:p text:style-name="內文.lo">m̄-koh Tâi-huâ sû-tián lāi-tué ū "ông-lâi" bô "ōng-lâi", </text:p>
      <text:p text:style-name="內文.han">有「醃瓜」無「ām瓜」， </text:p>
      <text:p text:style-name="內文.lo">ū "am-kue" bô "ām-kue", </text:p>
      <text:p text:style-name="內文.han">致使這幾个詞hōo斷詞系統切做兩个詞， </text:p>
      <text:p text:style-name="內文.lo">tì-sú tsit kuí-ê sû hōo tn̄g-sû hē-thóng tshiat-tsò nn̄g-ê sû, </text:p>
      <text:p text:style-name="Text_20_body"/>
      <text:p text:style-name="內文.han">suah koh因為切開ê「這兩个詞」ê結合性kuân， </text:p>
      <text:p text:style-name="內文.lo">suah koh in-uī tshiat-khui ê " tsit nn̄g-ê sû" ê kiat-ha̍p-sìng kuân, </text:p>
      <text:p text:style-name="內文.han">tī A-N 詞組表現出來。 </text:p>
      <text:p text:style-name="內文.lo">tī A-N sû-tsoo piáu-hiān--tshut-lâi . </text:p>
      <text:p text:style-name="Text_20_body"/>
      <text:p text:style-name="內文.han">Ùi這个角度看， </text:p>
      <text:p text:style-name="內文.lo">Uì tsit-ê kak-tōo khuànn, </text:p>
      <text:p text:style-name="內文.han">自動語詞搭配統計表， </text:p>
      <text:p text:style-name="內文.lo"><text:soft-page-break/>tsū-tōng gí-sû tah-phuè thóng-kè-pió, </text:p>
      <text:p text:style-name="內文.han">對辭典詞條ê收錄，會tàng提供一kuá建議。 </text:p>
      <text:p text:style-name="內文.lo">tuì sû-tián sû-tiâu ê siu-lo̍k, ē-tàng thê-kiong tsi̍t-kuá kiàn-gī. </text:p>
      <text:p text:style-name="Text_20_body"/>
      <text:p text:style-name="內文.han">V-N詞組ê部分，全羅ê部分真好， </text:p>
      <text:p text:style-name="內文.lo">V-N sû-tsoo ê pōo-hūn, tsuân-lô ê pōo-hūn tsin hó, </text:p>
      <text:p text:style-name="內文.han">ùi MI統計表頭前64个詞組內底tō thang揀出真正符合V-N ê詞組， </text:p>
      <text:p text:style-name="內文.lo">uì MI thóng-kè-pió thâu-tsîng 64-ê sû-tsoo lāi-té tō thang kíng-tshut tsin-tsiànn hù-ha̍p V-N ê sû-tsoo, </text:p>
      <text:p text:style-name="內文.han">m̄-koh漢羅ê部分 tō tsiânn bái。 </text:p>
      <text:p text:style-name="內文.lo">m̄-koh Hàn-lô ê pōo-hūn tō tsiânn bái. </text:p>
      <text:p text:style-name="Text_20_body"/>
      <text:p text:style-name="內文.han">主要ê原因是斷詞， </text:p>
      <text:p text:style-name="內文.lo">Tsú-iàu ê guân-in sī tn̄g-sû, </text:p>
      <text:p text:style-name="內文.han">因為語料內底ê寫法kah辭典無一致。 </text:p>
      <text:p text:style-name="內文.lo">in-uī gí-liāu lāi-té ê siá-huat kah sû-tián bô it-tì. </text:p>
      <text:p text:style-name="Text_20_body"/>
      <text:p text:style-name="內文.han">5.3 名詞ê動詞搭配kah動詞ê名詞搭配 </text:p>
      <text:p text:style-name="內文.lo">Gōo-tiám sann Bêng-sû ê tōng-sû tah-phuè kah tōng-sû ê bîng-sû tah-phuè </text:p>
      <text:p text:style-name="Text_20_body"/>
      <text:p text:style-name="內文.han">表四 查詢 「V-舌」 </text:p>
      <text:p text:style-name="內文.lo">Pió-4 Tshâ-sûn "V-tsi̍h" </text:p>
      <text:p text:style-name="Text_20_body"/>
      <text:p text:style-name="內文.han">「MI小於零」ê部分無列出來 </text:p>
      <text:p text:style-name="內文.lo">"MI sió-î ling5" ê pōo-hūn bô lia̍t--tshut-lâi </text:p>
      <text:p text:style-name="Text_20_body"/>
      <text:p text:style-name="內文.han"><text:soft-page-break/>表五 查詢「摃/kòng-N」 </text:p>
      <text:p text:style-name="內文.lo">Pió-5 Tshâ-sûn "kòng-N" </text:p>
      <text:p text:style-name="Text_20_body"/>
      <text:p text:style-name="內文.han">假使咱beh知影一个名詞頭前會sái用siánn-mé動詞（倒pîng搭配）， </text:p>
      <text:p text:style-name="內文.lo">Ká-sú lán beh tsai-iánn tsi̍t-ê bîng-sû thâu-tsîng ē-sái iōng siánn-mé tōng-sû (tò-pîng tah-phuè), </text:p>
      <text:p text:style-name="內文.han">iah是一个動詞後壁會用sái用siánn-mé名詞（正pîng搭配）， </text:p>
      <text:p text:style-name="內文.lo">iah-sī tsi̍t-ê tōng-sû āu-piah ē-sái iōng siánn-mé bîng-sû (tsiànn-pîng tah-phuè), </text:p>
      <text:p text:style-name="內文.han">用MI iah是CR來查詢，查出來ê結果真有參考價值， </text:p>
      <text:p text:style-name="內文.lo">iōng MI iah-sī CR lâi tshâ-sûn, tshâ--tshut-lâi ê kiat-kó tsin ū tsham-khó kè-ta̍t, </text:p>
      <text:p text:style-name="Text_20_body"/>
      <text:p text:style-name="內文.han">舉一个例， </text:p>
      <text:p text:style-name="內文.lo">kú tsi̍t ê lē, </text:p>
      <text:p text:style-name="內文.han">表四用「V-舌」查詢，表五用「kòng-N」查詢: </text:p>
      <text:p text:style-name="內文.lo">pió-sì iōng " V-tsi̍h" tshâ-sûn, pió-gōo iōng "kòng-N" tshâ-sûn: </text:p>
      <text:p text:style-name="Text_20_body"/>
      <text:p text:style-name="內文.han">這个查詢方式， </text:p>
      <text:p text:style-name="內文.lo">Tsit-ê tshâ-sûn hong-sik, </text:p>
      <text:p text:style-name="內文.han">對語言學習應該有真大ê幫贊。 </text:p>
      <text:p text:style-name="內文.lo">tuì gí-giân ha̍k-si̍p ìng-kai ū tsin tuā ê pang-tsān. </text:p>
      <text:p text:style-name="Text_20_body"/>
      <text:p text:style-name="內文.han">5.4 主要問題 </text:p>
      <text:p text:style-name="內文.lo">5.4 Tsú-iàu būn-tuê </text:p>
      <text:p text:style-name="Text_20_body"/>
      <text:p text:style-name="內文.han">實驗ê結果並無原來按算ê hiah-nī好， </text:p>
      <text:p text:style-name="內文.lo">Si̍t-giām ê kiat-kó pīng bô guân-lâi àn-sǹg ê hiah-nī hó, </text:p>
      <text:p text:style-name="內文.han"><text:soft-page-break/>下面分析問題出tī tó位： </text:p>
      <text:p text:style-name="內文.lo">ē-bīn hun-sik būn-tê tshut tī tó-uī: </text:p>
      <text:p text:style-name="Text_20_body"/>
      <text:p text:style-name="內文.han">(1) 漢羅用字無一致， </text:p>
      <text:p text:style-name="內文.lo">(1) Hàn-lô iōng-jī bô it-tì, </text:p>
      <text:p text:style-name="內文.han">致使斷詞效果無好： </text:p>
      <text:p text:style-name="內文.lo">tì-sú tn̄g-sû hāu-kó bô hó: </text:p>
      <text:p text:style-name="Text_20_body"/>
      <text:p text:style-name="內文.han">V-N ê部分，漢羅ê結果真bái， </text:p>
      <text:p text:style-name="內文.lo">V-N ê pōo-hūn, Hàn-lô ê kiat-kó tsin bái, </text:p>
      <text:p text:style-name="Text_20_body"/>
      <text:p text:style-name="內文.han">人工tih看tsia-ê詞組ê時， </text:p>
      <text:p text:style-name="內文.lo">lâng-kang tih khuànn tsia-ê sû-tsoo ê sî, </text:p>
      <text:p text:style-name="內文.han">發現有tsiânn-tsē詞組是斷詞錯誤ê， </text:p>
      <text:p text:style-name="內文.lo">huat-hiān ū tsiânn-tsē sû-tsoo sī tn̄g-sû tshò-gōo--ê, </text:p>
      <text:p text:style-name="Text_20_body"/>
      <text:p text:style-name="內文.han">有ê是台華辭典內無這个詞， </text:p>
      <text:p text:style-name="內文.lo">ū-ê sī Tâi-huâ sû-tián lāi bô tsit-ê sû, </text:p>
      <text:p text:style-name="Text_20_body"/>
      <text:p text:style-name="內文.han">有ê是語料ê漢羅寫法kah台華辭典內ê無kâng， </text:p>
      <text:p text:style-name="內文.lo">ū-ê sī gí-liāu ê Hàn-lô siá-huat kah Tâi-huâ sû-tián lāi ê bô-kâng, </text:p>
      <text:p text:style-name="內文.han">實際上， </text:p>
      <text:p text:style-name="內文.lo">si̍t-tsè siōng, </text:p>
      <text:p text:style-name="內文.han">語料內底 ê寫法tō無一致， </text:p>
      <text:p text:style-name="內文.lo">gí-liāu lāi-té ê siá-huat tō bô it-tì, </text:p>
      <text:p text:style-name="Text_20_body"><text:soft-page-break/></text:p>
      <text:p text:style-name="內文.han">辭典無ê詞， </text:p>
      <text:p text:style-name="內文.lo">sû-tián bô ê sû, </text:p>
      <text:p text:style-name="內文.han">若beh改進， </text:p>
      <text:p text:style-name="內文.lo">nā beh kái-tsìn, </text:p>
      <text:p text:style-name="內文.han">包括加詞、專有名詞辨識、定量詞處理等等， </text:p>
      <text:p text:style-name="內文.lo">pau-kuah ka sû, tsuan-iú-bîng-sû piān-sik, tīng-niû-sû tshú-lí tíng-tíng, </text:p>
      <text:p text:style-name="內文.han">寫法無一致ê問題tō真oh解決， </text:p>
      <text:p text:style-name="內文.lo">siá-huat bô it-tì ê būn-tuê tō tsin oh kái-kuat, </text:p>
      <text:p text:style-name="內文.han">kā所有ê寫法lóng kā lok tī辭典內底 </text:p>
      <text:p text:style-name="內文.lo">kā sóo-ū ê siá-huat lóng kā lok tī sû-tián lāi-tué </text:p>
      <text:p text:style-name="內文.han">並m̄是好ê解決方式； </text:p>
      <text:p text:style-name="內文.lo">pīng m̄-sī hó ê kái-kuat hong-sik; </text:p>
      <text:p text:style-name="Text_20_body"/>
      <text:p text:style-name="內文.han">(2) 詞類問題： </text:p>
      <text:p text:style-name="內文.lo">(2) Sû-luī būn-tuê: </text:p>
      <text:p text:style-name="Text_20_body"/>
      <text:p text:style-name="內文.han">語言翻譯是多對多， </text:p>
      <text:p text:style-name="內文.lo">Gí-giân huan-i̍k sī to tuì to, </text:p>
      <text:p text:style-name="內文.han">咱透過華語對譯詞lia̍h詞類， </text:p>
      <text:p text:style-name="內文.lo">lán thàu-kè Huâ-gí tuì-i̍k-sû lia̍h sû-luī, </text:p>
      <text:p text:style-name="內文.han">這个過程tō有可能會tiòng一kuá無必要ê詞類出來； </text:p>
      <text:p text:style-name="內文.lo">tsit-ê kè-thîng tō ū khó-lîng ē tiòng tsi̍t-kuá bô pit-iàu ê sû-luī tshut-lâi; </text:p>
      <text:p text:style-name="Text_20_body"/>
      <text:p text:style-name="內文.han">另外， </text:p>
      <text:p text:style-name="內文.lo"><text:soft-page-break/>līng-guā, </text:p>
      <text:p text:style-name="內文.han">一个詞有至少兩个詞類mā是真普遍ê情形， </text:p>
      <text:p text:style-name="內文.lo">tsi̍t-ê sû ū tsì-tsió nn̄g-ê sû-luī mā-sī tsin phóo-phiàn ê tsîng-hîng, </text:p>
      <text:p text:style-name="內文.han">因為無處理， </text:p>
      <text:p text:style-name="內文.lo">in-uī bô tshú-lí, </text:p>
      <text:p text:style-name="內文.han">造成雜訊tsiânn tsē； </text:p>
      <text:p text:style-name="內文.lo">tsō-sîng tsa̍p-sìn tsiânn tsē; </text:p>
      <text:p text:style-name="Text_20_body"/>
      <text:p text:style-name="內文.han">建立台語詞ê詞類，kah確認正確詞類， </text:p>
      <text:p text:style-name="內文.lo">kiàn-li̍p Tâi-gí-sû ê sû-luī, kah khak-jīm tsìng-khak sû-luī, </text:p>
      <text:p text:style-name="內文.han">這兩件代誌lóng是大工程， </text:p>
      <text:p text:style-name="內文.lo">tsit nn̄g-kiānn tāi-tsì lóng-sī tuā-kang-thîng, </text:p>
      <text:p text:style-name="內文.han">m̄-koh早慢愛做，咱tsiah有法度koh進一步。 </text:p>
      <text:p text:style-name="內文.lo">m̄-koh tsá-bān ài tsò, lán tsiah ū-huat-tōo koh tsìn-tsi̍t-pōo . </text:p>
      <text:p text:style-name="Text_20_body"/>
      <text:p text:style-name="內文.han">6. 未來方向 </text:p>
      <text:p text:style-name="內文.lo">Lio̍k Bī-lâi hong-hiòng </text:p>
      <text:p text:style-name="Text_20_body"/>
      <text:p text:style-name="內文.han">本實驗雖然有一kóa成果， </text:p>
      <text:p text:style-name="內文.lo">Pún si̍t-giām sui-jiân ū tsi̍t-kuá sîng-kó, </text:p>
      <text:p text:style-name="內文.han">總是，值得phah拚ê所在iah-koh tsiânn tsē，包括： </text:p>
      <text:p text:style-name="內文.lo">tsóng--sī, ta̍t-tit phah-piànn ê sóo-tsāi iah-koh tsiânn tsē, pau-kuah: </text:p>
      <text:p text:style-name="Text_20_body"/>
      <text:p text:style-name="內文.han">(a) 開發線頂台語語詞搭配查詢系統， </text:p>
      <text:p text:style-name="內文.lo">(a) Khai-huat suànn-tíng Tâi-gí gí-sû tah-phuè tshâ-sûn hē-thóng, </text:p>
      <text:p text:style-name="內文.han"><text:soft-page-break/>幫贊台語相關研究ê進行； </text:p>
      <text:p text:style-name="內文.lo">pang-tsān Tâi-gí siong-kuan gián-kiù ê tsìn-hîng; </text:p>
      <text:p text:style-name="Text_20_body"/>
      <text:p text:style-name="內文.han">(b) 除了A-N V-N詞組以外， </text:p>
      <text:p text:style-name="內文.lo">(b) Tû-liáu A-N V-N sû-tsoo í-guā, </text:p>
      <text:p text:style-name="內文.han">koh整理其它詞組， </text:p>
      <text:p text:style-name="內文.lo">koh tsíng-lí kî-tha sû-tsoo, </text:p>
      <text:p text:style-name="內文.han">親像P-N(介詞—名詞)、 </text:p>
      <text:p text:style-name="內文.lo">tsin-tshiūnn P-N (kài-sû — bîng-sû ), </text:p>
      <text:p text:style-name="內文.han">N-V(名詞—動詞)、 </text:p>
      <text:p text:style-name="內文.lo">N-V (bîng-sû — tōng-sû ), </text:p>
      <text:p text:style-name="內文.han">D-A(副詞—形容詞)、 </text:p>
      <text:p text:style-name="內文.lo">D-A (hù-sû — hîng-iông-sû), </text:p>
      <text:p text:style-name="內文.han">D-V(副詞—動詞)、 </text:p>
      <text:p text:style-name="內文.lo">D-V (hù-sû — tōng-sû ), </text:p>
      <text:p text:style-name="內文.han">V-R(動詞—代名詞)、 </text:p>
      <text:p text:style-name="內文.lo">V-R (tōng-sû — tāi-bîng-sû), </text:p>
      <text:p text:style-name="內文.han">……等； </text:p>
      <text:p text:style-name="內文.lo">… tíng; </text:p>
      <text:p text:style-name="Text_20_body"/>
      <text:p text:style-name="內文.han">(c) 維護台華辭典， </text:p>
      <text:p text:style-name="內文.lo">(c) Uî-hōo Tâi-huâ sû-tián, </text:p>
      <text:p text:style-name="內文.han">kā MI iah是CR分數khah kôan ê兩个單音節詞ê語詞搭配 </text:p>
      <text:p text:style-name="內文.lo">kā MI iah-sī CR hun-sòo khah kuân ê nn̄g-ê tan-im-tsiat-sû ê gí-sû tah-phuè </text:p>
      <text:p text:style-name="內文.han">lia̍h出來做人工檢查， </text:p>
      <text:p text:style-name="內文.lo"><text:soft-page-break/>lia̍h tshut-lâi tsò jîn-kang kiám-tsa, </text:p>
      <text:p text:style-name="內文.han">考慮將tsia ê 語詞加入辭典； </text:p>
      <text:p text:style-name="內文.lo">khó-lū tsiong tsia ê gí-sû ka-ji̍p sû-tián; </text:p>
      <text:p text:style-name="Text_20_body"/>
      <text:p text:style-name="內文.han">(d) 改進斷詞系統， </text:p>
      <text:p text:style-name="內文.lo">(d) Kái-tsìn tn̄g-sû hē-thóng, </text:p>
      <text:p text:style-name="內文.han">利用BMM演算法結果做訓練資料重做， </text:p>
      <text:p text:style-name="內文.lo">lī-iōng BMM ián-suàn-huat kiat-kó tsò hùn-liān tsu-liāu tîng tsò, </text:p>
      <text:p text:style-name="內文.han">對有至少兩種斷法ê文句， </text:p>
      <text:p text:style-name="內文.lo">tuì ū tsì-tsió nn̄g-tsióng tn̄g-huat ê bûn-kù, </text:p>
      <text:p text:style-name="內文.han">用統計方法提kôan正確率， </text:p>
      <text:p text:style-name="內文.lo">iōng thóng-kè hong-huat thê-kuân tsìng-khak-lu̍t, </text:p>
      <text:p text:style-name="內文.han">iah-koh有專有名詞、 </text:p>
      <text:p text:style-name="內文.lo">iah-koh ū tsuan-iú bîng-sû, </text:p>
      <text:p text:style-name="內文.han">定量詞處理； </text:p>
      <text:p text:style-name="內文.lo">tīng-niû-sû tshú-lí; </text:p>
      <text:p text:style-name="Text_20_body"/>
      <text:p text:style-name="內文.han">(e) 整理台語詞類， </text:p>
      <text:p text:style-name="內文.lo">(e) Tsíng-lí Tâi-gí sû-luī, </text:p>
      <text:p text:style-name="內文.han">總是這是大工程， </text:p>
      <text:p text:style-name="內文.lo">tsóng--sī tse-sī tuā kang-thîng, </text:p>
      <text:p text:style-name="內文.han">mā需要詳細ê規劃； </text:p>
      <text:p text:style-name="內文.lo">mā su-iàu siông-sè ê kui-uē; </text:p>
      <text:p text:style-name="Text_20_body"/>
      <text:p text:style-name="內文.han">(f) 利用統計方法自動標記詞類， </text:p>
      <text:p text:style-name="內文.lo"><text:soft-page-break/>(f) Lī-iōng thóng-kè hong-huat tsū-tōng piau-kì sû-luī, </text:p>
      <text:p text:style-name="內文.han">解決含糊性問題， </text:p>
      <text:p text:style-name="內文.lo">kái-kuat hâm-hôo-sìng būn-tê, </text:p>
      <text:p text:style-name="內文.han">mā進一步處理khah幼ê詞類； </text:p>
      <text:p text:style-name="內文.lo">mā tsìn-tsi̍t-pōo tshú-lí khah iù ê sû-luī; </text:p>
      <text:p text:style-name="Text_20_body"/>
      <text:p text:style-name="內文.han">(g) 做台語文文句ê分拆(parsing)， </text:p>
      <text:p text:style-name="內文.lo">(g) Tsò Tâi-gí-bûn bûn-kù ê hun-thiah(parsing), </text:p>
      <text:p text:style-name="內文.han">利用語法樹(parsing tree)改進語詞搭配ê正確率。 </text:p>
      <text:p text:style-name="內文.lo">lī-iōng gí-huat-tshiū(parsing tree) kái-tsìn gí-sû tah-phuè ê tsìng-khak-lu̍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2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2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  <style:text-properties style:font-name="WenQuanYi Micro Hei" fo:font-family="'WenQuanYi Micro Hei'" style:font-name-asian="WenQuanYi Micro Hei" style:font-family-asian="'WenQuanYi Micro Hei'" style:font-name-complex="WenQuanYi Micro Hei" style:font-family-complex="'WenQuanYi Micro Hei'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內文.han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內文.lo" style:family="paragraph" style:parent-style-name="Text_20_body">
      <style:text-properties fo:font-size="10pt" style:font-size-asian="10pt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2-gian5 lun5-bun5</dc:title>
    <dc:date>2018-10-01T20:04:32.393315899</dc:date>
    <meta:editing-duration>PT10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3" meta:paragraph-count="646" meta:word-count="6999" meta:character-count="23075" meta:non-whitespace-character-count="20017"/>
  </office:meta>
</office:document-meta>
</file>